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.501cm" fo:margin-right="0cm" fo:margin-top="0cm" fo:margin-bottom="0.212cm" loext:contextual-spacing="false" fo:line-height="100%" fo:text-indent="0cm" style:auto-text-indent="false"/>
    </style:style>
    <style:style style:name="P2" style:family="paragraph" style:parent-style-name="List_20_Paragraph">
      <style:paragraph-properties fo:margin-left="0.501cm" fo:margin-right="0cm" fo:margin-top="0cm" fo:margin-bottom="0.212cm" loext:contextual-spacing="false" fo:line-height="100%" fo:text-indent="0cm" style:auto-text-indent="false"/>
      <style:text-properties style:font-name="Verdana"/>
    </style:style>
    <style:style style:name="P3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eção">
      <style:text-properties style:font-name="Verdana"/>
    </style:style>
    <style:style style:name="P7" style:family="paragraph" style:parent-style-name="Standard" style:master-page-name="First_20_Page">
      <style:paragraph-properties style:page-number="auto"/>
      <style:text-properties officeooo:rsid="000fa38f" officeooo:paragraph-rsid="000fa38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Verdana"/>
    </style:style>
    <style:style style:name="T2" style:family="text">
      <style:text-properties style:font-name="Verdana" fo:font-size="20pt" style:font-size-asian="20pt" style:font-size-complex="20pt"/>
    </style:style>
    <style:style style:name="T3" style:family="text">
      <style:text-properties style:font-name="Verdana" fo:font-weight="bold" style:font-weight-asian="bold"/>
    </style:style>
    <style:style style:name="T4" style:family="text">
      <style:text-properties style:font-name="Verdana" fo:font-weight="bold" officeooo:rsid="000fa38f" style:font-weight-asian="bold"/>
    </style:style>
    <style:style style:name="T5" style:family="text">
      <style:text-properties style:font-name="Verdana" officeooo:rsid="000fa38f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35cm" svg:stroke-color="#b9bec7" draw:stroke-linejoin="round" draw:fill="solid" draw:fill-color="#ffffff" draw:textarea-vertical-align="top" fo:min-height="0cm" fo:min-width="0cm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e8637" draw:stroke-linejoin="round" draw:fill="none" draw:textarea-vertical-align="top" fo:min-height="0cm" fo:min-width="0cm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  <style:style style:name="gr3" style:family="graphic">
      <style:graphic-properties draw:stroke="solid" svg:stroke-width="0.106cm" svg:stroke-color="#fe8637" draw:stroke-linejoin="round" draw:fill="none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João Henrique Camargo dos Santos e Silva</text:span></text:p>
      <text:p text:style-name="Standard"><text:span text:style-name="T1">Brasileiro, </text:span><text:span text:style-name="T5">Solteiro</text:span><text:span text:style-name="T1">, </text:span><text:span text:style-name="T5">19</text:span><text:span text:style-name="T1"> anos<text:line-break/>Goiania - GO<text:line-break/>E-mail: </text:span><text:span text:style-name="T5">joao_camargo10@hotmail.com</text:span><text:span text:style-name="T1"><text:line-break/></text:span></text:p>
      <text:p text:style-name="Seção"><text:span text:style-name="T1">objetivo</text:span></text:p>
      <text:p text:style-name="P6"><draw:custom-shape text:anchor-type="char" draw:z-index="0" draw:style-name="gr1" draw:text-style-name="P8" svg:width="15.743cm" svg:height="0.003cm" svg:x="0.011cm" svg:y="0.213cm"><text:p/><draw:enhanced-geometry draw:type="0"/></draw:custom-shape></text:p>
      <text:p text:style-name="Standard"><text:span text:style-name="T1">O Objetivo desse currículo é indicar os conhecimentos específicos da equipe de desenvolvimento do projeto SisComp</text:span></text:p>
      <text:p text:style-name="P6"/>
      <text:p text:style-name="Seção"><text:span text:style-name="T1">FORMAÇÃO</text:span></text:p>
      <text:p text:style-name="Seção"><draw:custom-shape text:anchor-type="char" draw:z-index="2" draw:style-name="gr1" draw:text-style-name="P8" svg:width="15.743cm" svg:height="0.003cm" svg:x="0.011cm" svg:y="0.377cm"><text:p/><draw:enhanced-geometry draw:type="0"/></draw:custom-shape><text:span text:style-name="T1"><text:line-break/></text:span></text:p>
      <text:p text:style-name="P1"><text:span text:style-name="T1">Graduando – Universidade Federal de Goias</text:span></text:p>
      <text:p text:style-name="P1"><text:span text:style-name="T1">Matricula : </text:span><text:span text:style-name="T5">141985</text:span></text:p>
      <text:p text:style-name="P1"><text:span text:style-name="T1">Curso de Bacharelado em Engenharia de Software</text:span></text:p>
      <text:p text:style-name="Seção"><text:span text:style-name="T1">EXPERIÊNCIA PROFISSIONAL</text:span></text:p>
      <text:p text:style-name="Seção"><draw:custom-shape text:anchor-type="char" draw:z-index="3" draw:style-name="gr1" draw:text-style-name="P8" svg:width="15.743cm" svg:height="0.003cm" svg:x="0.011cm" svg:y="0.377cm"><text:p/><draw:enhanced-geometry draw:type="0"/></draw:custom-shape><text:span text:style-name="T1"><text:line-break/></text:span></text:p>
      <text:list xml:id="list7450892868681874471" text:style-name="WWNum27">
        <text:list-item>
          <text:p text:style-name="P3"><text:span text:style-name="T3"><text:s/>Empresa </text:span><text:span text:style-name="T4">Saneago</text:span><text:span text:style-name="T1"><text:line-break/>Cargo: </text:span><text:span text:style-name="T5">Estagiário</text:span><text:span text:style-name="T1"><text:line-break/>Principais atividades: </text:span><text:span text:style-name="T5">Desenvolvedor Web</text:span><text:span text:style-name="T1"><text:line-break/></text:span></text:p>
        </text:list-item>
      </text:list>
      <text:p text:style-name="Seção"><text:span text:style-name="T1">qualificações e atividades complementares</text:span></text:p>
      <text:p text:style-name="Seção"><draw:custom-shape text:anchor-type="char" draw:z-index="4" draw:style-name="gr1" draw:text-style-name="P8" svg:width="15.743cm" svg:height="0.003cm" svg:x="0.011cm" svg:y="0.377cm"><text:p/><draw:enhanced-geometry draw:type="0"/></draw:custom-shape><text:span text:style-name="T1"><text:line-break/></text:span></text:p>
      <text:p text:style-name="Seção"><text:span text:style-name="T1"><text:tab/>● Conhecimento nas tecnologias utilizadas na construção do software.</text:span></text:p>
      <text:p text:style-name="Seção"><text:span text:style-name="T1"><text:tab/>● Conhecimento nas ferramentas envolvidas na construção do software.</text:span></text:p>
      <text:p text:style-name="Seção"><text:span text:style-name="T1"><text:tab/>● Está habituado ao domínio do software.</text:span></text:p>
      <text:p text:style-name="Seção"><draw:custom-shape text:anchor-type="char" draw:z-index="5" draw:style-name="gr1" draw:text-style-name="P8" svg:width="15.743cm" svg:height="0.003cm" svg:x="0.011cm" svg:y="0.377cm"><text:p/><draw:enhanced-geometry draw:type="0"/></draw:custom-shape><text:span text:style-name="T1"><text:line-break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777c84" draw:end-color="#a5a5a5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" fo:font-size="10pt" fo:language="pt" fo:country="BR" style:letter-kerning="true" style:font-name-asian="Century Schoolbook1" style:font-size-asian="10pt" style:language-asian="pt" style:country-asian="BR" style:font-name-complex="Century Schoolbook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entury Schoolbook" fo:font-size="10pt" fo:language="pt" fo:country="BR" style:letter-kerning="true" style:font-name-asian="Century Schoolbook1" style:font-size-asian="10pt" style:language-asian="pt" style:country-asian="BR" style:font-name-complex="Century Schoolbook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14751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071cm" loext:contextual-spacing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/>
      <style:text-properties fo:font-size="12pt" fo:letter-spacing="0.009cm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/>
      <style:text-properties fo:color="#e65b01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/>
      <style:text-properties fo:color="#e65b01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/>
      <style:text-properties fo:color="#e65b01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/>
      <style:text-properties fo:color="#e65b01"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/>
      <style:text-properties fo:color="#3667c3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/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Endereço_20_do_20_Remetente" style:display-name="Endereço do Remetente" style:family="paragraph" style:parent-style-name="Standard" style:default-outline-level="">
      <style:text-properties fo:color="#ffffff" fo:letter-spacing="0.035cm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alutation" style:family="paragraph" style:parent-style-name="Normal_20_Indent" style:next-style-name="Standard" style:default-outline-level="" style:class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Assunto" style:family="paragraph" style:parent-style-name="Normal_20_Indent" style:default-outline-level="">
      <style:paragraph-properties fo:margin-left="0cm" fo:margin-right="0cm" fo:text-indent="0cm" style:auto-text-indent="false"/>
      <style:text-properties fo:color="#fe8637" fo:font-weight="bold" style:font-weight-asian="bold" style:font-weight-complex="bold"/>
    </style:style>
    <style:style style:name="Endereço_20_do_20_Destinatário" style:display-name="Endereço do Destinatário" style:family="paragraph" style:default-outline-level="">
      <style:paragraph-properties fo:margin-top="0cm" fo:margin-bottom="0.847cm" loext:contextual-spacing="true"/>
    </style:style>
    <style:style style:name="Closing" style:family="paragraph" style:default-outline-level="">
      <style:paragraph-properties fo:margin-left="0cm" fo:margin-right="4.445cm" fo:margin-top="1.693cm" fo:margin-bottom="1.693cm" loext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 fo:text-align="end" style:justify-single-word="false"/>
      <style:text-properties fo:color="#e65b01" fo:font-size="8pt" fo:font-weight="bold" style:font-size-asian="8pt" style:font-weight-asian="bold" style:font-size-complex="8pt" style:font-weight-complex="bold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Quote" style:default-outline-level="">
      <style:paragraph-properties fo:margin-left="1.651cm" fo:margin-right="1.651cm" fo:line-height="125%" fo:text-indent="0cm" style:auto-text-indent="false" style:border-line-width-bottom="0.018cm 0.018cm 0.018cm" fo:padding-left="0cm" fo:padding-right="0cm" fo:padding-top="0cm" fo:padding-bottom="0.141cm" fo:border-left="none" fo:border-right="none" fo:border-top="none" fo:border-bottom="1.5pt double #fe8637"/>
      <style:text-properties fo:color="#e65b01" fo:font-style="normal" style:font-style-asian="normal"/>
    </style:style>
    <style:style style:name="Subtitle" style:family="paragraph" style:parent-style-name="Standard" style:default-outline-level="" style:class="chapter"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Title" style:family="paragraph" style:parent-style-name="Standard" style:default-outline-level="" style:class="chapter">
      <style:text-properties fo:font-variant="small-caps" fo:color="#fe8637" fo:font-size="24pt" fo:letter-spacing="0.018cm" style:font-size-asian="24pt" style:font-size-complex="2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414751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/>
    </style:style>
    <style:style style:name="Barra_20_Lateral" style:display-name="Barra Lateral" style:family="paragraph" style:parent-style-name="Standard" style:default-outline-level="">
      <style:paragraph-properties fo:line-height="125%"/>
      <style:text-properties fo:color="#e65b0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Date" style:family="paragraph" style:parent-style-name="Standard" style:next-style-name="Standard" style:default-outline-level="">
      <style:text-properties fo:color="#fe8637" fo:font-weight="bold" style:font-weight-asian="bold" style:font-weight-complex="bold"/>
    </style:style>
    <style:style style:name="Signature" style:family="paragraph" style:parent-style-name="Closing" style:default-outline-level="" style:class="text">
      <style:paragraph-properties fo:margin-top="0cm" fo:margin-bottom="0cm" loext:contextual-spacing="true"/>
    </style:style>
    <style:style style:name="Nome_20_do_20_Destinatário" style:display-name="Nome do Destinatário" style:family="paragraph" style:parent-style-name="Standard" style:default-outline-level="">
      <style:paragraph-properties fo:margin-top="0.847cm" fo:margin-bottom="0cm" loext:contextual-spacing="true" fo:line-height="100%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Marcador_20_1" style:display-name="Marcador 1" style:family="paragraph" style:parent-style-name="List_20_Paragraph" style:default-outline-level="">
      <style:paragraph-properties fo:margin-top="0cm" fo:margin-bottom="0cm" loext:contextual-spacing="true"/>
      <style:text-properties fo:color="#00000a"/>
    </style:style>
    <style:style style:name="Marcador_20_2" style:display-name="Marcador 2" style:family="paragraph" style:parent-style-name="List_20_Paragraph" style:default-outline-level="">
      <style:paragraph-properties fo:margin-top="0cm" fo:margin-bottom="0.353cm" loext:contextual-spacing="true"/>
      <style:text-properties fo:color="#00000a"/>
    </style:style>
    <style:style style:name="Nome_20_da_20_Empresa" style:display-name="Nome da Empresa" style:family="paragraph" style:parent-style-name="Standard" style:default-outline-level="">
      <style:text-properties fo:color="#ffffff" fo:letter-spacing="0.035cm"/>
    </style:style>
    <style:style style:name="Seção" style:family="paragraph" style:parent-style-name="Standard" style:default-outline-level="">
      <style:paragraph-properties fo:margin-top="0.353cm" fo:margin-bottom="0cm" loext:contextual-spacing="true" fo:line-height="100%"/>
      <style:text-properties fo:text-transform="uppercase" fo:color="#575f6d" fo:letter-spacing="0.018cm"/>
    </style:style>
    <style:style style:name="Subseção" style:family="paragraph" style:parent-style-name="Standard" style:default-outline-level="">
      <style:paragraph-properties fo:margin-top="0.106cm" fo:margin-bottom="0cm" loext:contextual-spacing="true"/>
      <style:text-properties fo:color="#575f6d" fo:font-weight="bold" style:font-weight-asian="bold" style:font-weight-complex="bold"/>
    </style:style>
    <style:style style:name="List_20_Bullet" style:display-name="List Bullet" style:family="paragraph" style:parent-style-name="Normal_20_Indent" style:default-outline-level="">
      <style:paragraph-properties fo:margin-top="0cm" fo:margin-bottom="0cm" loext:contextual-spacing="true"/>
      <style:text-properties fo:color="#575f6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color="#000000" fo:letter-spacing="0.018cm" fo:language="pt" fo:country="BR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 style:font-style-complex="normal" style:font-weight-complex="normal"/>
    </style:style>
    <style:style style:name="Cabeçalho_20_Char" style:display-name="Cabeçalho Char" style:family="text" style:parent-style-name="Default_20_Paragraph_20_Font">
      <style:text-properties fo:color="#414751" fo:font-size="10pt" style:font-size-asian="10pt"/>
    </style:style>
    <style:style style:name="Rodapé_20_Char" style:display-name="Rodapé Char" style:family="text" style:parent-style-name="Default_20_Paragraph_20_Font">
      <style:text-properties fo:color="#414751" fo:font-size="10pt" style:font-size-asian="10pt"/>
    </style:style>
    <style:style style:name="Saudação_20_Char" style:display-name="Saudação Char" style:family="text" style:parent-style-name="Default_20_Paragraph_20_Font">
      <style:text-properties fo:color="#414751" fo:font-size="10pt" fo:font-weight="bold" style:font-size-asian="10pt" style:font-weight-asian="bold" style:font-weight-complex="bold"/>
    </style:style>
    <style:style style:name="Encerramento_20_Char" style:display-name="Encerramento Char" style:family="text" style:parent-style-name="Default_20_Paragraph_20_Font">
      <style:text-properties fo:color="#414751" fo:font-size="10pt" fo:language="pt" fo:country="BR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color="#2b2f36" fo:font-size="9pt" fo:letter-spacing="0.018cm" fo:language="pt" fo:country="BR" fo:font-style="italic" fo:font-weight="bold" style:font-name-asian="Times New Roman" style:font-family-asian="'Times New Roman'" style:font-family-generic-asian="system" style:font-pitch-asian="variable" style:font-size-asian="9pt" style:font-style-asian="italic" style:font-weight-asian="bold" style:font-name-complex="Times New Roman" style:font-family-complex="'Times New Roman'" style:font-family-generic-complex="system" style:font-pitch-complex="variable" style:font-size-complex="9pt" style:font-style-complex="italic" style:font-weight-complex="bold"/>
    </style:style>
    <style:style style:name="Título_20_1_20_Char" style:display-name="Título 1 Char" style:family="text" style:parent-style-name="Default_20_Paragraph_20_Font">
      <style:text-properties fo:font-variant="small-caps" fo:color="#414751" style:font-name="Century Schoolbook" fo:font-family="'Century Schoolbook'" style:font-family-generic="roman" style:font-pitch="variable" fo:font-size="16pt" fo:letter-spacing="0.009cm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2pt" fo:letter-spacing="0.009cm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e65b01" style:font-name="Century Schoolbook" fo:font-family="'Century Schoolbook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e65b01" fo:font-style="italic" style:font-style-asian="italic" style:font-style-complex="italic"/>
    </style:style>
    <style:style style:name="Título_20_6_20_Char" style:display-name="Título 6 Char" style:family="text" style:parent-style-name="Default_20_Paragraph_20_Font">
      <style:text-properties fo:color="#e65b01" fo:font-size="10pt" fo:font-weight="bold" style:font-size-asian="10pt" style:font-weight-asian="bold" style:font-weight-complex="bold"/>
    </style:style>
    <style:style style:name="Título_20_7_20_Char" style:display-name="Título 7 Char" style:family="text" style:parent-style-name="Default_20_Paragraph_20_Font">
      <style:text-properties fo:color="#e65b01" fo:font-size="10pt" fo:font-style="italic" fo:font-weight="bold" style:font-size-asian="10pt" style:font-style-asian="italic" style:font-weight-asian="bold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fo:color="#3667c3" fo:font-size="10pt" fo:font-weight="bold" style:font-size-asian="10pt" style:font-weight-asian="bold" style:font-weight-complex="bold"/>
    </style:style>
    <style:style style:name="Título_20_9_20_Char" style:display-name="Título 9 Char" style:family="text" style:parent-style-name="Default_20_Paragraph_20_Font"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text-transform="uppercase" fo:color="#e65b01" fo:font-size="9pt" fo:letter-spacing="0.018cm" fo:font-style="italic" style:font-size-asian="9pt" style:font-style-asian="italic" style:font-size-complex="9pt" style:font-style-complex="italic"/>
    </style:style>
    <style:style style:name="Citação_20_Char" style:display-name="Citação Char" style:family="text" style:parent-style-name="Default_20_Paragraph_20_Font">
      <style:text-properties fo:color="#414751" fo:font-size="10pt" fo:font-style="italic" style:font-size-asian="10pt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e65b01" fo:font-size="10pt" style:font-size-asian="10pt"/>
    </style:style>
    <style:style style:name="Intense_20_Reference" style:display-name="Intense Reference" style:family="text" style:parent-style-name="Default_20_Paragraph_20_Font">
      <style:text-properties fo:text-transform="uppercase" fo:color="#3667c3" fo:font-size="9pt" fo:letter-spacing="0.009cm" fo:font-weight="bold" style:font-size-asian="9pt" style:font-weight-asian="bold" style:font-size-complex="9pt" style:font-weight-complex="bold"/>
    </style:style>
    <style:style style:name="Subtítulo_20_Char" style:display-name="Subtítulo Char" style:family="text" style:parent-style-name="Default_20_Paragraph_20_Font"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e65b01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color="#3667c3"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font-variant="small-caps" fo:color="#fe8637" style:font-name="Century Schoolbook" fo:font-family="'Century Schoolbook'" style:font-family-generic="roman" style:font-pitch="variable" fo:font-size="24pt" fo:letter-spacing="0.018cm" style:font-name-asian="Times New Roman" style:font-family-asian="'Times New Roman'" style:font-family-generic-asian="system" style:font-pitch-asian="variable" style:font-size-asian="24pt" style:font-name-complex="Times New Roman" style:font-family-complex="'Times New Roman'" style:font-family-generic-complex="system" style:font-pitch-complex="variable" style:font-size-complex="24pt"/>
    </style:style>
    <style:style style:name="Texto_20_de_20_balão_20_Char" style:display-name="Texto de balão Char" style:family="text" style:parent-style-name="Default_20_Paragraph_20_Font">
      <style:text-properties fo:color="#414751" fo:font-size="8pt" fo:language="pt" fo:country="BR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ata_20_Char" style:display-name="Data Char" style:family="text" style:parent-style-name="Default_20_Paragraph_20_Font">
      <style:text-properties fo:color="#fe8637" fo:font-size="10pt" fo:language="pt" fo:country="BR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Assinatura_20_Char" style:display-name="Assinatura Char" style:family="text" style:parent-style-name="Default_20_Paragraph_20_Font">
      <style:text-properties fo:color="#414751" fo:font-size="10pt" style:font-size-asian="10pt"/>
    </style:style>
    <style:style style:name="ListLabel_20_1" style:display-name="ListLabel 1" style:family="text">
      <style:text-properties fo:color="#fe8637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color="#fe8637" fo:font-size="8pt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ListLabel_20_6" style:display-name="ListLabel 6" style:family="text">
      <style:text-properties fo:color="#fe8637" fo:font-size="9pt" style:font-size-asian="9pt"/>
    </style:style>
    <style:style style:name="ListLabel_20_7" style:display-name="ListLabel 7" style:family="text">
      <style:text-properties fo:color="#e65b01" fo:font-size="6pt" style:font-size-asian="6pt"/>
    </style:style>
    <style:style style:name="ListLabel_20_8" style:display-name="ListLabel 8" style:family="text">
      <style:text-properties fo:color="#777c84" fo:font-size="6pt" style:font-size-asian="6pt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color="#575f6d"/>
    </style:style>
    <style:style style:name="ListLabel_20_11" style:display-name="ListLabel 11" style:family="text">
      <style:text-properties fo:color="#fe8637" fo:font-size="8pt" style:font-size-asian="8pt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com_20_Marcadores" style:display-name="Lista com Marcado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Numerada" style:display-name="Lista Numerad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 style:font-style-name="Normal" style:font-family-generic="roman" style:font-pitch="variable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font-size="8pt" style:font-size-asian="8pt" style:font-size-complex="8pt"/>
    </style:style>
    <style:style style:name="Mgr1" style:family="graphic">
      <style:graphic-properties draw:stroke="solid" svg:stroke-width="0.035cm" svg:stroke-color="#fe8637" draw:stroke-linejoin="round" draw:fill="none" draw:textarea-vertical-align="top" fo:min-height="0cm" fo:min-width="0cm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  <style:style style:name="Mgr2" style:family="graphic">
      <style:graphic-properties draw:stroke="solid" svg:stroke-width="0.106cm" svg:stroke-color="#fe8637" draw:stroke-linejoin="round" draw:fill="none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Escolha a data]</text:span><draw:custom-shape text:anchor-type="char" style:rel-height="102%" draw:z-index="1" draw:style-name="Mgr1" draw:text-style-name="MP2" svg:width="0.003cm" svg:height="30.262cm" svg:x="20.391cm" svg:y="-0.277cm"><text:p/><draw:enhanced-geometry svg:viewBox="0 0 21600 21600" draw:type="mso-spt32" draw:enhanced-path="M 0 0 L 21600 21600 N"/></draw:custom-shape></text:p>
      </style:header>
      <style:footer>
        <text:p text:style-name="MP3"><text:page-number text:select-page="current">0</text:page-number> <draw:circle text:anchor-type="as-char" svg:y="0cm" draw:z-index="6" draw:style-name="Mgr2" draw:text-style-name="MP4" svg:width="0.255cm" svg:height="0.255cm"><text:p/></draw:circl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</meta:initial-creator>
    <meta:editing-cycles>3</meta:editing-cycles>
    <meta:creation-date>2016-02-14T02:31:00</meta:creation-date>
    <dc:date>2016-02-14T00:42:14.467000000</dc:date>
    <meta:editing-duration>PT9M56S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20" meta:word-count="93" meta:character-count="695" meta:non-whitespace-character-count="6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LCID" meta:value-type="float">1046</meta:user-defined>
    <meta:user-defined meta:name="_Version" meta:value-type="string">0809</meta:user-defined>
    <meta:template xlink:type="simple" xlink:actuate="onRequest" xlink:title="OrielLetter" xlink:href=""/>
  </office:meta>
</office:document-meta>
</file>